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f6c0" officeooo:paragraph-rsid="000df6c0"/>
    </style:style>
    <style:style style:name="P2" style:family="paragraph" style:parent-style-name="Standard">
      <style:text-properties officeooo:paragraph-rsid="000df6c0"/>
    </style:style>
    <style:style style:name="T1" style:family="text">
      <style:text-properties officeooo:rsid="000df6c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df6c0"/>
    </style:style>
    <style:style style:name="T4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Vraboten(</text:span><text:span text:style-name="T2">embg</text:span><text:span text:style-name="T3">Vraboten</text:span><text:span text:style-name="T2">, </text:span>ime, prezime, email, grad, ulica, broj<text:span text:style-name="T1">)</text:span></text:p>
      <text:p text:style-name="P1">TelefonskiBrojVraboten(<text:span text:style-name="T2">broj,embgVraboten*</text:span><text:span text:style-name="T4">, operator</text:span><text:span text:style-name="T2">)</text:span></text:p>
      <text:p text:style-name="P1">Prodavac(<text:span text:style-name="T2">embgVraboten*</text:span><text:span text:style-name="T4">, iskustvo, mgr*)</text:span></text:p>
      <text:p text:style-name="P1">rabotniMestaProdavac(<text:span text:style-name="T2">embgVraboten*,mesto)</text:span></text:p>
      <text:p text:style-name="P1">Agent(<text:span text:style-name="T2">embgVraboten*</text:span><text:span text:style-name="T4">)</text:span></text:p>
      <text:p text:style-name="P1">AgentJazici(<text:span text:style-name="T2">embgVraboten*,jazik)</text:span></text:p>
      <text:p text:style-name="P1">AgentMenager(<text:span text:style-name="T2">embgVraboten*</text:span><text:span text:style-name="T4">)</text:span></text:p>
      <text:p text:style-name="P1"/>
      <text:p text:style-name="P2"><text:span text:style-name="T1">Razgovor(</text:span><text:span text:style-name="T2">id,embg</text:span><text:span text:style-name="T3">Vraboten*,embgKupuvac*</text:span>datum, vremetraenje, cel<text:span text:style-name="T1">)</text:span></text:p>
      <text:p text:style-name="P1"/>
      <text:p text:style-name="P2"><text:span text:style-name="T1">Produkt(</text:span><text:span text:style-name="T2">kod</text:span>, ime, cena, zemjaProizvodstvo, <text:span text:style-name="T1">kategorija*)</text:span></text:p>
      <text:p text:style-name="P1">Kategorija(<text:span text:style-name="T2">ime</text:span><text:span text:style-name="T4">)</text:span></text:p>
      <text:p text:style-name="P1">Potkateogrija(<text:span text:style-name="T2">parent*,child*</text:span><text:span text:style-name="T4">)</text:span></text:p>
      <text:p text:style-name="P1">Prodavnica(<text:span text:style-name="T4">Ime</text:span><text:span text:style-name="T2">,Adresa</text:span><text:span text:style-name="T4">)</text:span></text:p>
      <text:p text:style-name="P2"><text:span text:style-name="T1">Kupuvac( </text:span><text:span text:style-name="T3">embgKupuvac</text:span><text:span text:style-name="T1">, </text:span>Ime, Prezime, plakjanje, email, altEmail, isporaka, telbr, <text:span text:style-name="T1">agentEmbg*)</text:span></text:p>
      <text:p text:style-name="P2"/>
      <text:p text:style-name="P1">Naracka( <text:span text:style-name="T2">embgVraboten*, produkt*,embgKupuvac*</text:span><text:span text:style-name="T4">,kolicina</text:span><text:span text:style-name="T2">)</text:span></text:p>
      <text:p text:style-name="P1">Zaliha(<text:span text:style-name="T2">adresaProdavnica*, produkt*</text:span><text:span text:style-name="T4">,kolicina)</text:span></text:p>
      <text:p text:style-name="P1">ProdavnicaReview(<text:span text:style-name="T2">adresaProdavnica*,embgKupuvac*,</text:span><text:span text:style-name="T4">ocenka, komentar</text:span>)</text:p>
      <text:p text:style-name="P1">ProduktReview(<text:span text:style-name="T2">kodProdukt*,embgKupuvac*,</text:span><text:span text:style-name="T4">ocenka, komentar</text:span>)</text:p>
      <text:p text:style-name="P1"/>
      <text:p text:style-name="P1">1. π Ime, Prezime, Broj(Vraboten * TelefonskiBrojVraboten)<text:line-break/>2. vraboteni_broevi = Vraboten * TelefonskiBrojVraboten</text:p>
      <text:p text:style-name="P1">π ime, prezime (σ operator='Telekom' vraboteni_broevi)</text:p>
      <text:p text:style-name="P1">3. vraboteni_broevi = Vraboten * TelefonskiBrojVraboten</text:p>
      <text:p text:style-name="P1">vraboteni_a1 = σ operator='A1' vraboteni_broevi</text:p>
      <text:p text:style-name="P1">π ime, prezime (vraboteni_broevi – vraboteni_a1)</text:p>
      <text:p text:style-name="P1">4. (π embgVraboten Agent) ∩ (π embgVraboten AgentMenager)</text:p>
      <text:p text:style-name="P1">5. (Agent ∪ AgentMenager) - (π embgVraboten Agent) ∩ (π embgVraboten AgentMenager)</text:p>
      <text:p text:style-name="P1">6. temp = ρ(vraboten, vime,vprezime,plakjanje, email, altEmail, isporaka, telbr,agent)(Kupuvac * Agent)</text:p>
      <text:p text:style-name="P1">temp2 = temp * Vraboten</text:p>
      <text:p text:style-name="P1">π vraboten, vime,vprezime, agent, ime, prezime temp2</text:p>
      <text:p text:style-name="P1">7. π komentar (σ Ocenka&gt;2 ProduktReview)</text:p>
      <text:p text:style-name="P1">8. π komentar (σ Ocenka&gt;2 ProdavnicaReview)</text:p>
      <text:p text:style-name="P1">9. pogolemi_trieset = σ vremetraenje&gt;30 Razgovor</text:p>
      <text:p text:style-name="P1">γ embgVraboten; count(id)-&gt;RazgovorCount pogolemi_tieset</text:p>
      <text:p text:style-name="P1">10. <text:s/>Naracka( <text:span text:style-name="T2">embgVraboten*, produkt*,embgKupuvac*</text:span><text:span text:style-name="T4">,kolicina</text:span><text:span text:style-name="T2">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1T16:35:40.340000000</meta:creation-date>
    <dc:date>2023-11-21T17:27:18.973000000</dc:date>
    <meta:editing-duration>PT51M39S</meta:editing-duration>
    <meta:editing-cycles>1</meta:editing-cycles>
    <meta:document-statistic meta:table-count="0" meta:image-count="0" meta:object-count="0" meta:page-count="1" meta:paragraph-count="32" meta:word-count="150" meta:character-count="1651" meta:non-whitespace-character-count="1531"/>
    <meta:generator>LibreOffice/7.5.1.2$Windows_X86_64 LibreOffice_project/fcbaee479e84c6cd81291587d2ee68cba099e129</meta:generator>
  </office:meta>
</office:document-meta>
</file>